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ry_neighbor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has_star_flag</text:p>
          </table:table-cell>
          <table:table-cell office:value-type="string">
            <text:p>star</text:p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>N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timed_star_flag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>multiply_variable</text:p>
          </table:table-cell>
          <table:table-cell office:value-type="string">
            <text:p/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ignore_hyperlanes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tar_class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ck_variable</text:p>
          </table:table-cell>
          <table:table-cell office:value-type="string">
            <text:p/>
          </table:table-cell>
          <table:table-cell office:value-type="string">
            <text:p>has_star_flag</text:p>
          </table:table-cell>
          <table:table-cell office:value-type="string">
            <text:p>AN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system_within_bor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has_star_flag</text:p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>change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timed_star_flag</text:p>
          </table:table-cell>
          <table:table-cell office:value-type="string">
            <text:p/>
          </table:table-cell>
          <table:table-cell office:value-type="string">
            <text:p>flag</text:p>
          </table:table-cell>
          <table:table-cell office:value-type="string">
            <text:p>days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within_borders_of</text:p>
          </table:table-cell>
          <table:table-cell office:value-type="string">
            <text:p>any_planet</text:p>
          </table:table-cell>
          <table:table-cell office:value-type="string">
            <text:p/>
          </table:table-cell>
          <table:table-cell office:value-type="string">
            <text:p>has_star_flag</text:p>
          </table:table-cell>
          <table:table-cell office:value-type="string">
            <text:p>change_variable</text:p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planet_class</text:p>
          </table:table-cell>
          <table:table-cell office:value-type="string">
            <text:p>is_colonizable</text:p>
          </table:table-cell>
          <table:table-cell office:value-type="string">
            <text:p>is_colony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has_star_flag</text:p>
          </table:table-cell>
          <table:table-cell office:value-type="string">
            <text:p>any_ship_in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y_system_within_bord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at_war_with</text:p>
          </table:table-cell>
          <table:table-cell office:value-type="string">
            <text:p>is_rival</text:p>
          </table:table-cell>
          <table:table-cell office:value-type="string">
            <text:p>is_hostile_to</text:p>
          </table:table-cell>
          <table:table-cell office:value-type="string">
            <text:p>is_threatened_to</text:p>
          </table:table-cell>
          <table:table-cell office:value-type="string">
            <text:p>is_angry_to</text:p>
          </table:table-cell>
          <table:table-cell office:value-type="string">
            <text:p>is_domineering_to</text:p>
          </table:table-cell>
          <table:table-cell office:value-type="string">
            <text:p>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T</text:p>
          </table:table-cell>
          <table:table-cell office:value-type="string">
            <text:p/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heck_variable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lag</text:p>
          </table:table-cell>
          <table:table-cell office:value-type="string">
            <text:p>da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sts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distanc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star_fla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min_jumps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max_jumps</text:p>
          </table:table-cell>
          <table:table-cell office:value-type="string">
            <text:p>is_within_borders_of</text:p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ame_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as_country_flag</text:p>
          </table:table-cell>
          <table:table-cell office:value-type="string">
            <text:p>is_same_value</text:p>
          </table:table-cell>
          <table:table-cell office:value-type="string">
            <text:p>source</text:p>
          </table:table-cell>
          <table:table-cell office:value-type="string">
            <text:p>type</text:p>
          </table:table-cell>
          <table:table-cell office:value-type="string">
            <text:p>min_jumps</text:p>
          </table:table-cell>
          <table:table-cell office:value-type="string">
            <text:p>max_jump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>el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>if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>limi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ev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t_variab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hich</text:p>
          </table:table-cell>
          <table:table-cell office:value-type="string">
            <text:p>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unt_starbase_modu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type</text:p>
          </table:table-cell>
          <table:table-cell office:value-type="string">
            <text:p>cou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t_shipyard_weight</text:p>
          </table:table-cell>
          <table:table-cell office:value-type="string">
            <text:p>shipyard_candidate_system</text:p>
          </table:table-cell>
          <table:table-cell office:value-type="string">
            <text:p>sc_black_hole</text:p>
          </table:table-cell>
          <table:table-cell office:value-type="string">
            <text:p>pc_pulsar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um_of_hyperlane_connections</text:p>
          </table:table-cell>
          <table:table-cell office:value-type="string">
            <text:p>&gt; 2</text:p>
          </table:table-cell>
          <table:table-cell office:value-type="string">
            <text:p>shipyard_system</text:p>
          </table:table-cell>
          <table:table-cell office:value-type="string">
            <text:p>OCC0</text:p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>curator_enclave_country</text:p>
          </table:table-cell>
          <table:table-cell office:value-type="string">
            <text:p/>
          </table:table-cell>
          <table:table-cell office:value-type="string">
            <text:p>event_target:starbase_system_star</text:p>
          </table:table-cell>
          <table:table-cell office:value-type="string">
            <text:p>hyperlane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shipyard_system</text:p>
          </table:table-cell>
          <table:table-cell office:value-type="string">
            <text:p>root</text:p>
          </table:table-cell>
          <table:table-cell office:value-type="string">
            <text:p>root</text:p>
          </table:table-cell>
          <table:table-cell office:value-type="string">
            <text:p>root</text:p>
          </table:table-cell>
          <table:table-cell office:value-type="string">
            <text:p>root</text:p>
          </table:table-cell>
          <table:table-cell office:value-type="string">
            <text:p>root</text:p>
          </table:table-cell>
          <table:table-cell office:value-type="string">
            <text:p>root</text:p>
          </table:table-cell>
          <table:table-cell office:value-type="string">
            <text:p>event_target:starbase_system_star</text:p>
          </table:table-cell>
          <table:table-cell office:value-type="string">
            <text:p>hyperlane</text:p>
          </table:table-cell>
          <table:table-cell office:value-type="string">
            <text:p>5</text:p>
          </table:table-cell>
          <table:table-cell office:value-type="string">
            <text:p>event_target:starbase_system_star</text:p>
          </table:table-cell>
          <table:table-cell office:value-type="string">
            <text:p>hyperlane</text:p>
          </table:table-cell>
          <table:table-cell office:value-type="string">
            <text:p>2</text:p>
          </table:table-cell>
          <table:table-cell office:value-type="string">
            <text:p>root</text:p>
          </table:table-cell>
          <table:table-cell office:value-type="string">
            <text:p>OCC0-0</text:p>
          </table:table-cell>
          <table:table-cell office:value-type="string">
            <text:p>shipyard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m_of_shipyard_modul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</text:p>
          </table:table-cell>
          <table:table-cell office:value-type="string">
            <text:p>2</text:p>
          </table:table-cell>
          <table:table-cell office:value-type="string">
            <text:p>num_of_shipyard_modules</text:p>
          </table:table-cell>
          <table:table-cell office:value-type="string">
            <text:p>2</text:p>
          </table:table-cell>
          <table:table-cell office:value-type="string">
            <text:p>shipyard</text:p>
          </table:table-cell>
          <table:table-cell office:value-type="string">
            <text:p>3</text:p>
          </table:table-cell>
          <table:table-cell office:value-type="string">
            <text:p>num_of_shipyard_modules</text:p>
          </table:table-cell>
          <table:table-cell office:value-type="string">
            <text:p>3</text:p>
          </table:table-cell>
          <table:table-cell office:value-type="string">
            <text:p>shipyard</text:p>
          </table:table-cell>
          <table:table-cell office:value-type="string">
            <text:p>4</text:p>
          </table:table-cell>
          <table:table-cell office:value-type="string">
            <text:p>num_of_shipyard_modules</text:p>
          </table:table-cell>
          <table:table-cell office:value-type="string">
            <text:p>4</text:p>
          </table:table-cell>
          <table:table-cell office:value-type="string">
            <text:p>shipyard</text:p>
          </table:table-cell>
          <table:table-cell office:value-type="string">
            <text:p>5</text:p>
          </table:table-cell>
          <table:table-cell office:value-type="string">
            <text:p>num_of_shipyard_modules</text:p>
          </table:table-cell>
          <table:table-cell office:value-type="string">
            <text:p>5</text:p>
          </table:table-cell>
          <table:table-cell office:value-type="string">
            <text:p>OCC0</text:p>
          </table:table-cell>
          <table:table-cell office:value-type="string">
            <text:p>shipyard</text:p>
          </table:table-cell>
          <table:table-cell office:value-type="string">
            <text:p>6</text:p>
          </table:table-cell>
          <table:table-cell office:value-type="string">
            <text:p>num_of_shipyard_modules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shipyard_weight</text:p>
          </table:table-cell>
          <table:table-cell office:value-type="string">
            <text:p>num_of_shipyard_modu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root</text:p>
          </table:table-cell>
          <table:table-cell office:value-type="string">
            <text:p>owner</text:p>
          </table:table-cell>
          <table:table-cell office:value-type="string">
            <text:p>root</text:p>
          </table:table-cell>
          <table:table-cell office:value-type="string">
            <text:p/>
          </table:table-cell>
          <table:table-cell office:value-type="string">
            <text:p>shipyard_weigh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>shipyard_check_dela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/>
          </table:table-cell>
          <table:table-cell office:value-type="string">
            <text:p>event_target:artist_enclave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-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shipyard</text:p>
          </table:table-cell>
          <table:table-cell office:value-type="string">
            <text:p>&gt; 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_weight</text:p>
          </table:table-cell>
          <table:table-cell office:value-type="string">
            <text:p>num_of_hyperlane_connections</text:p>
          </table:table-cell>
          <table:table-cell office:value-type="string">
            <text:p>shipyard_weight</text:p>
          </table:table-cell>
          <table:table-cell office:value-type="string">
            <text:p>starbase_level_record</text:p>
          </table:table-cell>
          <table:table-cell office:value-type="string">
            <text:p>OCC1</text:p>
          </table:table-cell>
          <table:table-cell office:value-type="string">
            <text:p>no</text:p>
          </table:table-cell>
          <table:table-cell office:value-type="string">
            <text:p>roo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ormhole_or_gateway_system</text:p>
          </table:table-cell>
          <table:table-cell office:value-type="string">
            <text:p>shipyard_weight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enclave</text:p>
          </table:table-cell>
          <table:table-cell office:value-type="string">
            <text:p>owner</text:p>
          </table:table-cell>
          <table:table-cell office:value-type="string">
            <text:p>trader_enclave_countr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ormhole_or_gateway_syste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_weight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_weight</text:p>
          </table:table-cell>
          <table:table-cell office:value-type="string">
            <text:p>&gt; 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ipyard_check_delay</text:p>
          </table:table-cell>
          <table:table-cell office:value-type="string">
            <text:p>3600</text:p>
          </table:table-cell>
          <table:table-cell office:value-type="string">
            <text:p>shipyard_candidate_system</text:p>
          </table:table-cell>
          <table:table-cell office:value-type="string">
            <text:p>36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dc="http://purl.org/dc/elements/1.1/" xmlns:fo="urn:oasis:names:tc:opendocument:xmlns:xsl-fo-compatible:1.0" xmlns:svg="urn:oasis:names:tc:opendocument:xmlns:svg-compatible:1.0" xmlns:number="urn:oasis:names:tc:opendocument:xmlns:datastyle:1.0" office:version="1.2">
  <office:meta>
    <meta:generator>ODFPY/1.3.6</meta:generator>
  </office:meta>
</office:document-meta>
</file>